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leetcode.com/problems/add-two-numbers/" text:style-name="Internet_20_link" text:visited-style-name="Visited_20_Internet_20_Link"><text:span text:style-name="T3">2. Add Two Numbers</text:span></text:a></text:p>
      <text:p text:style-name="P5"><text:span text:style-name="T1">You are given two </text:span><text:span text:style-name="Strong_20_Emphasis"><text:span text:style-name="T1">non-empty</text:span></text:span><text:span text:style-name="T1"> linked lists representing two non-negative integers. The digits are stored in </text:span><text:span text:style-name="Strong_20_Emphasis"><text:span text:style-name="T1">reverse order</text:span></text:span><text:span text:style-name="T1">, and each of their nodes contains a single digit. Add the two numbers and return the sum as a linked list.</text:span></text:p>
      <text:p text:style-name="P6">You may assume the two numbers do not contain any leading zero, except the number 0 itself.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l1 = [2,4,3], l2 = [5,6,4]</text:span></text:p>
      <text:p text:style-name="P2"><text:span text:style-name="Strong_20_Emphasis"><text:span text:style-name="T1">Output:</text:span></text:span><text:span text:style-name="T1"> [7,0,8]</text:span></text:p>
      <text:p text:style-name="P1"><text:span text:style-name="Strong_20_Emphasis"><text:span text:style-name="T1">Explanation:</text:span></text:span><text:span text:style-name="T1"> 342 + 465 = 807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l1 = [0], l2 = [0]</text:span></text:p>
      <text:p text:style-name="P1"><text:span text:style-name="Strong_20_Emphasis"><text:span text:style-name="T1">Output:</text:span></text:span><text:span text:style-name="T1"> [0]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l1 = [9,9,9,9,9,9,9], l2 = [9,9,9,9]</text:span></text:p>
      <text:p text:style-name="P1"><text:span text:style-name="Strong_20_Emphasis"><text:span text:style-name="T1">Output:</text:span></text:span><text:span text:style-name="T1"> [8,9,9,9,0,0,0,1]</text:span></text:p>
      <text:p text:style-name="P5"><text:span text:style-name="Strong_20_Emphasis"><text:span text:style-name="T1">Constraints:</text:span></text:span></text:p>
      <text:list text:style-name="L1">
        <text:list-item>
          <text:p text:style-name="P8"><text:span text:style-name="T1">The number of nodes in each linked list is in the range </text:span><text:span text:style-name="Source_20_Text"><text:span text:style-name="T2">[1, 100]</text:span></text:span><text:span text:style-name="T1">.</text:span></text:p>
        </text:list-item>
        <text:list-item>
          <text:p text:style-name="P8"><text:span text:style-name="Source_20_Text"><text:span text:style-name="T2">0 &lt;= Node.val &lt;= 9</text:span></text:span></text:p>
        </text:list-item>
        <text:list-item>
          <text:p text:style-name="P7">It is guaranteed that the list represents a number that does not have leading zero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22:58:42.710000000</meta:creation-date>
    <dc:date>2024-06-05T22:59:44.463000000</dc:date>
    <meta:editing-duration>PT1M2S</meta:editing-duration>
    <meta:editing-cycles>1</meta:editing-cycles>
    <meta:document-statistic meta:table-count="0" meta:image-count="0" meta:object-count="0" meta:page-count="1" meta:paragraph-count="17" meta:word-count="137" meta:character-count="728" meta:non-whitespace-character-count="611"/>
    <meta:generator>LibreOffice/24.2.0.3$Windows_X86_64 LibreOffice_project/da48488a73ddd66ea24cf16bbc4f7b9c08e9bea1</meta:generator>
  </office:meta>
</office:document-meta>
</file>